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タワーディフェンス作る機能</text:p>
      <text:p text:style-name="P1"/>
      <text:p text:style-name="P1">・キャラクター自動生成</text:p>
      <text:p text:style-name="P1">・キャラクター自動移動</text:p>
      <text:p text:style-name="P1">・キャラクター配列管理</text:p>
      <text:p text:style-name="P1"/>
      <text:p text:style-name="P1">・Waveの仕組み</text:p>
      <text:p text:style-name="P1"/>
      <text:p text:style-name="P1">・タワー作成</text:p>
      <text:p text:style-name="P1">・タワー攻撃範囲作成</text:p>
      <text:p text:style-name="P1">・タワー当たり判定作成</text:p>
      <text:p text:style-name="P1"/>
      <text:p text:style-name="P1">・キャラクターダメージ判定処理</text:p>
      <text:p text:style-name="P1">・キャラクター死亡処理</text:p>
      <text:p text:style-name="P1">・キャラクター全滅判定</text:p>
      <text:p text:style-name="P1"/>
      <text:p text:style-name="P1">・演出UI作成</text:p>
      <text:p text:style-name="P1"/>
      <text:p text:style-name="P1">・得点計算作成</text:p>
      <text:p text:style-name="P1">・得点表示作成</text:p>
      <text:p text:style-name="P1"/>
      <text:p text:style-name="P1">・キャラクター出現演出</text:p>
      <text:p text:style-name="P1">・キャラクター消滅演出</text:p>
      <text:p text:style-name="P1"/>
      <text:p text:style-name="P1">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M56S</meta:editing-duration>
    <meta:editing-cycles>6</meta:editing-cycles>
    <meta:generator>OpenOffice/4.1.15$Win32 OpenOffice.org_project/4115m2$Build-9813</meta:generator>
    <dc:date>2025-06-05T11:18:49.85</dc:date>
    <dc:creator>miyawaki hidenori</dc:creator>
    <meta:document-statistic meta:table-count="0" meta:image-count="0" meta:object-count="0" meta:page-count="1" meta:paragraph-count="17" meta:word-count="159" meta:character-count="163"/>
    <meta:user-defined meta:name="Info 1"/>
    <meta:user-defined meta:name="Info 2"/>
    <meta:user-defined meta:name="Info 3"/>
    <meta:user-defined meta:name="Info 4"/>
  </office:meta>
</office:document-meta>
</file>